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f51e" officeooo:paragraph-rsid="001ef51e"/>
    </style:style>
    <style:style style:name="P2" style:family="paragraph" style:parent-style-name="Standard">
      <style:text-properties officeooo:rsid="001f3ca6" officeooo:paragraph-rsid="001f3c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untes HTML</text:p>
      <text:p text:style-name="P1"/>
      <text:p text:style-name="P2">Estructura Básica:</text:p>
      <text:p text:style-name="P2">&lt;!DOCTYPE HTML&gt;</text:p>
      <text:p text:style-name="P2">&lt;HTML lang=”es”&gt;</text:p>
      <text:p text:style-name="P2"><text:tab/>&lt;HEAD&gt;</text:p>
      <text:p text:style-name="P2"><text:tab/><text:tab/>&lt;META charset=”utf8”/&gt;</text:p>
      <text:p text:style-name="P2"><text:tab/><text:tab/>&lt;TITLE&gt;Título&lt;/TITLE&gt;</text:p>
      <text:p text:style-name="P2"><text:tab/>&lt;/HEAD&gt;</text:p>
      <text:p text:style-name="P2"><text:tab/></text:p>
      <text:p text:style-name="P2"><text:tab/>&lt;BODY&gt;</text:p>
      <text:p text:style-name="P2"><text:tab/><text:tab/></text:p>
      <text:p text:style-name="P2"><text:tab/>&lt;/BODY&gt;</text:p>
      <text:p text:style-name="P2">&lt;/HTML&gt;</text:p>
      <text:p text:style-name="P2"/>
      <text:p text:style-name="P1"/>
      <text:p text:style-name="P1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09:50:36.855000000</meta:creation-date>
    <dc:date>2015-12-03T09:56:01.879000000</dc:date>
    <meta:editing-duration>PT5M27S</meta:editing-duration>
    <meta:editing-cycles>2</meta:editing-cycles>
    <meta:generator>LibreOffice/5.0.3.2$Windows_x86 LibreOffice_project/e5f16313668ac592c1bfb310f4390624e3dbfb75</meta:generator>
    <meta:document-statistic meta:table-count="1" meta:image-count="0" meta:object-count="0" meta:page-count="1" meta:paragraph-count="13" meta:word-count="16" meta:character-count="148" meta:non-whitespace-character-count="132"/>
  </office:meta>
</office:document-meta>
</file>